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73.3pt"/>
    </style:style>
    <style:style style:name="co5" style:family="table-column">
      <style:table-column-properties fo:break-before="auto" style:column-width="72.79pt"/>
    </style:style>
    <style:style style:name="co6" style:family="table-column">
      <style:table-column-properties fo:break-before="auto" style:column-width="9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58.96pt" svg:height="300.44pt" svg:x="17.91pt" svg:y="343.36pt">
            <loext:p draw:notify-on-update-of-ranges="Sheet1.R4:Sheet1.R24 Sheet1.I4:Sheet1.I24 Sheet1.L4:Sheet1.L24 Sheet1.O4:Sheet1.O24 Sheet1.F4:Sheet1.F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54.75pt" svg:height="294.41pt" svg:x="654.72pt" svg:y="373.46pt">
            <loext:p draw:notify-on-update-of-ranges="Sheet1.R4:Sheet1.R24 Sheet1.Q4:Sheet1.Q24 Sheet1.E4:Sheet1.E24 Sheet1.F4:Sheet1.F24 Sheet1.N4:Sheet1.N24 Sheet1.O4:Sheet1.O24 Sheet1.D4:Sheet1.D24 Sheet1.F4:Sheet1.F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L1 regularization</text:p>
          </table:table-cell>
          <table:table-cell table:style-name="ce1" office:value-type="string" calcext:value-type="string">
            <text:p>KDD-1</text:p>
          </table:table-cell>
          <table:table-cell table:style-name="ce1" office:value-type="string" calcext:value-type="string">
            <text:p>Algorithm</text:p>
          </table:table-cell>
          <table:table-cell office:value-type="string" calcext:value-type="string">
            <text:p>time (row)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GD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GD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GD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GD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CD</text:p>
          </table:table-cell>
          <table:table-cell/>
        </table:table-row>
        <table:table-row table:style-name="ro1">
          <table:table-cell table:style-name="ce1" office:value-type="string" calcext:value-type="string">
            <text:p>lambda = 0.001</text:p>
          </table:table-cell>
          <table:table-cell table:style-name="ce1"/>
          <table:table-cell table:style-name="ce1" office:value-type="string" calcext:value-type="string">
            <text:p>MinibatchSize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style-name="ce1" office:value-type="float" office:value="64" calcext:value-type="float">
            <text:p>64</text:p>
          </table:table-cell>
          <table:table-cell table:number-columns-repeated="2"/>
          <table:table-cell table:style-name="ce1" office:value-type="float" office:value="512" calcext:value-type="float">
            <text:p>512</text:p>
          </table:table-cell>
          <table:table-cell/>
          <table:table-cell table:style-name="ce1"/>
          <table:table-cell table:style-name="ce1" office:value-type="string" calcext:value-type="string">
            <text:p>NumSamples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1" office:value-type="string" calcext:value-type="string">
            <text:p>SGD learning rate</text:p>
          </table:table-cell>
          <table:table-cell table:number-columns-repeated="2"/>
          <table:table-cell table:style-name="ce1" office:value-type="float" office:value="0.001" calcext:value-type="float">
            <text:p>0.001</text:p>
          </table:table-cell>
          <table:table-cell table:number-columns-repeated="2"/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/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0.554035*[.A4]" office:value-type="float" office:value="0.554035" calcext:value-type="float">
            <text:p>0.554035</text:p>
          </table:table-cell>
          <table:table-cell table:formula="of:=20.9264*[.A4]" office:value-type="float" office:value="20.9264" calcext:value-type="float">
            <text:p>20.9264</text:p>
          </table:table-cell>
          <table:table-cell office:value-type="float" office:value="0.690561" calcext:value-type="float">
            <text:p>0.690561</text:p>
          </table:table-cell>
          <table:table-cell/>
          <table:table-cell table:formula="of:=3.014*[.A4]" office:value-type="float" office:value="3.014" calcext:value-type="float">
            <text:p>3.014</text:p>
          </table:table-cell>
          <table:table-cell office:value-type="float" office:value="0.690561" calcext:value-type="float">
            <text:p>0.690561</text:p>
          </table:table-cell>
          <table:table-cell/>
          <table:table-cell table:formula="of:=2.35555*[.A4]" office:value-type="float" office:value="2.35555" calcext:value-type="float">
            <text:p>2.35555</text:p>
          </table:table-cell>
          <table:table-cell office:value-type="float" office:value="0.690561" calcext:value-type="float">
            <text:p>0.690561</text:p>
          </table:table-cell>
          <table:table-cell/>
          <table:table-cell table:formula="of:=2.20142*[.A4]" office:value-type="float" office:value="2.20142" calcext:value-type="float">
            <text:p>2.20142</text:p>
          </table:table-cell>
          <table:table-cell office:value-type="float" office:value="0.690561" calcext:value-type="float">
            <text:p>0.690561</text:p>
          </table:table-cell>
          <table:table-cell/>
          <table:table-cell table:formula="of:=1.97137*[.A4]" office:value-type="float" office:value="1.97137" calcext:value-type="float">
            <text:p>1.97137</text:p>
          </table:table-cell>
          <table:table-cell office:value-type="float" office:value="0.690561" calcext:value-type="float">
            <text:p>0.69056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0.554035*[.A5]" office:value-type="float" office:value="1.10807" calcext:value-type="float">
            <text:p>1.10807</text:p>
          </table:table-cell>
          <table:table-cell table:formula="of:=20.9264*[.A5]" office:value-type="float" office:value="41.8528" calcext:value-type="float">
            <text:p>41.8528</text:p>
          </table:table-cell>
          <table:table-cell office:value-type="float" office:value="0.26385" calcext:value-type="float">
            <text:p>0.26385</text:p>
          </table:table-cell>
          <table:table-cell/>
          <table:table-cell table:formula="of:=3.014*[.A5]" office:value-type="float" office:value="6.028" calcext:value-type="float">
            <text:p>6.028</text:p>
          </table:table-cell>
          <table:table-cell office:value-type="float" office:value="0.26855" calcext:value-type="float">
            <text:p>0.26855</text:p>
          </table:table-cell>
          <table:table-cell/>
          <table:table-cell table:formula="of:=2.35555*[.A5]" office:value-type="float" office:value="4.7111" calcext:value-type="float">
            <text:p>4.7111</text:p>
          </table:table-cell>
          <table:table-cell office:value-type="float" office:value="0.264643" calcext:value-type="float">
            <text:p>0.264643</text:p>
          </table:table-cell>
          <table:table-cell/>
          <table:table-cell table:formula="of:=2.20142*[.A5]" office:value-type="float" office:value="4.40284" calcext:value-type="float">
            <text:p>4.40284</text:p>
          </table:table-cell>
          <table:table-cell office:value-type="float" office:value="0.264733" calcext:value-type="float">
            <text:p>0.264733</text:p>
          </table:table-cell>
          <table:table-cell table:formula="of:=([.O5]-[.F24])/[.F24]" office:value-type="float" office:value="0.00981461702776927" calcext:value-type="float">
            <text:p>0.009814617</text:p>
          </table:table-cell>
          <table:table-cell table:formula="of:=1.97137*[.A5]" office:value-type="float" office:value="3.94274" calcext:value-type="float">
            <text:p>3.94274</text:p>
          </table:table-cell>
          <table:table-cell office:value-type="float" office:value="0.270265" calcext:value-type="float">
            <text:p>0.270265</text:p>
          </table:table-cell>
          <table:table-cell table:formula="of:=([.R5]-[.F24])/[.F24]" office:value-type="float" office:value="0.0309162343606957" calcext:value-type="float">
            <text:p>0.03091623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0.554035*[.A6]" office:value-type="float" office:value="1.662105" calcext:value-type="float">
            <text:p>1.662105</text:p>
          </table:table-cell>
          <table:table-cell table:formula="of:=20.9264*[.A6]" office:value-type="float" office:value="62.7792" calcext:value-type="float">
            <text:p>62.7792</text:p>
          </table:table-cell>
          <table:table-cell office:value-type="float" office:value="0.262274" calcext:value-type="float">
            <text:p>0.262274</text:p>
          </table:table-cell>
          <table:table-cell/>
          <table:table-cell table:formula="of:=3.014*[.A6]" office:value-type="float" office:value="9.042" calcext:value-type="float">
            <text:p>9.042</text:p>
          </table:table-cell>
          <table:table-cell office:value-type="float" office:value="0.263023" calcext:value-type="float">
            <text:p>0.263023</text:p>
          </table:table-cell>
          <table:table-cell/>
          <table:table-cell table:formula="of:=2.35555*[.A6]" office:value-type="float" office:value="7.06665" calcext:value-type="float">
            <text:p>7.06665</text:p>
          </table:table-cell>
          <table:table-cell office:value-type="float" office:value="0.271202" calcext:value-type="float">
            <text:p>0.271202</text:p>
          </table:table-cell>
          <table:table-cell/>
          <table:table-cell table:formula="of:=2.20142*[.A6]" office:value-type="float" office:value="6.60426" calcext:value-type="float">
            <text:p>6.60426</text:p>
          </table:table-cell>
          <table:table-cell office:value-type="float" office:value="0.263348" calcext:value-type="float">
            <text:p>0.263348</text:p>
          </table:table-cell>
          <table:table-cell table:formula="of:=([.O6]-[.F24])/[.F24]" office:value-type="float" office:value="0.00453158376563918" calcext:value-type="float">
            <text:p>0.0045315838</text:p>
          </table:table-cell>
          <table:table-cell table:formula="of:=1.97137*[.A6]" office:value-type="float" office:value="5.91411" calcext:value-type="float">
            <text:p>5.91411</text:p>
          </table:table-cell>
          <table:table-cell office:value-type="float" office:value="0.269343" calcext:value-type="float">
            <text:p>0.269343</text:p>
          </table:table-cell>
          <table:table-cell table:formula="of:=([.R6]-[.F24])/[.F24]" office:value-type="float" office:value="0.0273992981385413" calcext:value-type="float">
            <text:p>0.02739929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0.554035*[.A7]" office:value-type="float" office:value="2.21614" calcext:value-type="float">
            <text:p>2.21614</text:p>
          </table:table-cell>
          <table:table-cell table:formula="of:=20.9264*[.A7]" office:value-type="float" office:value="83.7056" calcext:value-type="float">
            <text:p>83.7056</text:p>
          </table:table-cell>
          <table:table-cell office:value-type="float" office:value="0.262541" calcext:value-type="float">
            <text:p>0.262541</text:p>
          </table:table-cell>
          <table:table-cell/>
          <table:table-cell table:formula="of:=3.014*[.A7]" office:value-type="float" office:value="12.056" calcext:value-type="float">
            <text:p>12.056</text:p>
          </table:table-cell>
          <table:table-cell office:value-type="float" office:value="0.264158" calcext:value-type="float">
            <text:p>0.264158</text:p>
          </table:table-cell>
          <table:table-cell/>
          <table:table-cell table:formula="of:=2.35555*[.A7]" office:value-type="float" office:value="9.4222" calcext:value-type="float">
            <text:p>9.4222</text:p>
          </table:table-cell>
          <table:table-cell office:value-type="float" office:value="0.267167" calcext:value-type="float">
            <text:p>0.267167</text:p>
          </table:table-cell>
          <table:table-cell/>
          <table:table-cell table:formula="of:=2.20142*[.A7]" office:value-type="float" office:value="8.80568" calcext:value-type="float">
            <text:p>8.80568</text:p>
          </table:table-cell>
          <table:table-cell office:value-type="float" office:value="0.262654" calcext:value-type="float">
            <text:p>0.262654</text:p>
          </table:table-cell>
          <table:table-cell/>
          <table:table-cell table:formula="of:=1.97137*[.A7]" office:value-type="float" office:value="7.88548" calcext:value-type="float">
            <text:p>7.88548</text:p>
          </table:table-cell>
          <table:table-cell office:value-type="float" office:value="0.26855" calcext:value-type="float">
            <text:p>0.26855</text:p>
          </table:table-cell>
          <table:table-cell table:formula="of:=([.R7]-[.F24])/[.F24]" office:value-type="float" office:value="0.0243744278303326" calcext:value-type="float">
            <text:p>0.02437442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0.554035*[.A8]" office:value-type="float" office:value="2.770175" calcext:value-type="float">
            <text:p>2.770175</text:p>
          </table:table-cell>
          <table:table-cell table:formula="of:=20.9264*[.A8]" office:value-type="float" office:value="104.632" calcext:value-type="float">
            <text:p>104.632</text:p>
          </table:table-cell>
          <table:table-cell office:value-type="float" office:value="0.262307" calcext:value-type="float">
            <text:p>0.262307</text:p>
          </table:table-cell>
          <table:table-cell/>
          <table:table-cell table:formula="of:=3.014*[.A8]" office:value-type="float" office:value="15.07" calcext:value-type="float">
            <text:p>15.07</text:p>
          </table:table-cell>
          <table:table-cell office:value-type="float" office:value="0.266946" calcext:value-type="float">
            <text:p>0.266946</text:p>
          </table:table-cell>
          <table:table-cell/>
          <table:table-cell table:formula="of:=2.35555*[.A8]" office:value-type="float" office:value="11.77775" calcext:value-type="float">
            <text:p>11.77775</text:p>
          </table:table-cell>
          <table:table-cell office:value-type="float" office:value="0.267589" calcext:value-type="float">
            <text:p>0.267589</text:p>
          </table:table-cell>
          <table:table-cell/>
          <table:table-cell table:formula="of:=2.20142*[.A8]" office:value-type="float" office:value="11.0071" calcext:value-type="float">
            <text:p>11.0071</text:p>
          </table:table-cell>
          <table:table-cell office:value-type="float" office:value="0.262396" calcext:value-type="float">
            <text:p>0.262396</text:p>
          </table:table-cell>
          <table:table-cell/>
          <table:table-cell table:formula="of:=1.97137*[.A8]" office:value-type="float" office:value="9.85685" calcext:value-type="float">
            <text:p>9.85685</text:p>
          </table:table-cell>
          <table:table-cell office:value-type="float" office:value="0.267864" calcext:value-type="float">
            <text:p>0.267864</text:p>
          </table:table-cell>
          <table:table-cell table:formula="of:=([.R8]-[.F24])/[.F24]" office:value-type="float" office:value="0.0217577052181873" calcext:value-type="float">
            <text:p>0.02175770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0.554035*[.A9]" office:value-type="float" office:value="3.32421" calcext:value-type="float">
            <text:p>3.32421</text:p>
          </table:table-cell>
          <table:table-cell table:formula="of:=20.9264*[.A9]" office:value-type="float" office:value="125.5584" calcext:value-type="float">
            <text:p>125.5584</text:p>
          </table:table-cell>
          <table:table-cell office:value-type="float" office:value="0.262044" calcext:value-type="float">
            <text:p>0.262044</text:p>
          </table:table-cell>
          <table:table-cell/>
          <table:table-cell table:formula="of:=3.014*[.A9]" office:value-type="float" office:value="18.084" calcext:value-type="float">
            <text:p>18.084</text:p>
          </table:table-cell>
          <table:table-cell office:value-type="float" office:value="0.269093" calcext:value-type="float">
            <text:p>0.269093</text:p>
          </table:table-cell>
          <table:table-cell/>
          <table:table-cell table:formula="of:=2.35555*[.A9]" office:value-type="float" office:value="14.1333" calcext:value-type="float">
            <text:p>14.1333</text:p>
          </table:table-cell>
          <table:table-cell office:value-type="float" office:value="0.270308" calcext:value-type="float">
            <text:p>0.270308</text:p>
          </table:table-cell>
          <table:table-cell/>
          <table:table-cell table:formula="of:=2.20142*[.A9]" office:value-type="float" office:value="13.20852" calcext:value-type="float">
            <text:p>13.20852</text:p>
          </table:table-cell>
          <table:table-cell office:value-type="float" office:value="0.262522" calcext:value-type="float">
            <text:p>0.262522</text:p>
          </table:table-cell>
          <table:table-cell/>
          <table:table-cell table:formula="of:=1.97137*[.A9]" office:value-type="float" office:value="11.82822" calcext:value-type="float">
            <text:p>11.82822</text:p>
          </table:table-cell>
          <table:table-cell office:value-type="float" office:value="0.26728" calcext:value-type="float">
            <text:p>0.26728</text:p>
          </table:table-cell>
          <table:table-cell table:formula="of:=([.R9]-[.F24])/[.F24]" office:value-type="float" office:value="0.0195300579798597" calcext:value-type="float">
            <text:p>0.0195300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0.554035*[.A10]" office:value-type="float" office:value="3.878245" calcext:value-type="float">
            <text:p>3.878245</text:p>
          </table:table-cell>
          <table:table-cell table:formula="of:=20.9264*[.A10]" office:value-type="float" office:value="146.4848" calcext:value-type="float">
            <text:p>146.4848</text:p>
          </table:table-cell>
          <table:table-cell office:value-type="float" office:value="0.263517" calcext:value-type="float">
            <text:p>0.263517</text:p>
          </table:table-cell>
          <table:table-cell/>
          <table:table-cell table:formula="of:=3.014*[.A10]" office:value-type="float" office:value="21.098" calcext:value-type="float">
            <text:p>21.098</text:p>
          </table:table-cell>
          <table:table-cell office:value-type="float" office:value="0.262984" calcext:value-type="float">
            <text:p>0.262984</text:p>
          </table:table-cell>
          <table:table-cell/>
          <table:table-cell table:formula="of:=2.35555*[.A10]" office:value-type="float" office:value="16.48885" calcext:value-type="float">
            <text:p>16.48885</text:p>
          </table:table-cell>
          <table:table-cell office:value-type="float" office:value="0.267656" calcext:value-type="float">
            <text:p>0.267656</text:p>
          </table:table-cell>
          <table:table-cell/>
          <table:table-cell table:formula="of:=2.20142*[.A10]" office:value-type="float" office:value="15.40994" calcext:value-type="float">
            <text:p>15.40994</text:p>
          </table:table-cell>
          <table:table-cell office:value-type="float" office:value="0.262218" calcext:value-type="float">
            <text:p>0.262218</text:p>
          </table:table-cell>
          <table:table-cell/>
          <table:table-cell table:formula="of:=1.97137*[.A10]" office:value-type="float" office:value="13.79959" calcext:value-type="float">
            <text:p>13.79959</text:p>
          </table:table-cell>
          <table:table-cell office:value-type="float" office:value="0.266826" calcext:value-type="float">
            <text:p>0.266826</text:p>
          </table:table-cell>
          <table:table-cell table:formula="of:=([.R10]-[.F24])/[.F24]" office:value-type="float" office:value="0.0177982911199268" calcext:value-type="float">
            <text:p>0.01779829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0.554035*[.A11]" office:value-type="float" office:value="4.43228" calcext:value-type="float">
            <text:p>4.43228</text:p>
          </table:table-cell>
          <table:table-cell table:formula="of:=20.9264*[.A11]" office:value-type="float" office:value="167.4112" calcext:value-type="float">
            <text:p>167.4112</text:p>
          </table:table-cell>
          <table:table-cell office:value-type="float" office:value="0.262211" calcext:value-type="float">
            <text:p>0.262211</text:p>
          </table:table-cell>
          <table:table-cell/>
          <table:table-cell table:formula="of:=3.014*[.A11]" office:value-type="float" office:value="24.112" calcext:value-type="float">
            <text:p>24.112</text:p>
          </table:table-cell>
          <table:table-cell office:value-type="float" office:value="0.263499" calcext:value-type="float">
            <text:p>0.263499</text:p>
          </table:table-cell>
          <table:table-cell/>
          <table:table-cell table:formula="of:=2.35555*[.A11]" office:value-type="float" office:value="18.8444" calcext:value-type="float">
            <text:p>18.8444</text:p>
          </table:table-cell>
          <table:table-cell office:value-type="float" office:value="0.264077" calcext:value-type="float">
            <text:p>0.264077</text:p>
          </table:table-cell>
          <table:table-cell/>
          <table:table-cell table:formula="of:=2.20142*[.A11]" office:value-type="float" office:value="17.61136" calcext:value-type="float">
            <text:p>17.61136</text:p>
          </table:table-cell>
          <table:table-cell office:value-type="float" office:value="0.262163" calcext:value-type="float">
            <text:p>0.262163</text:p>
          </table:table-cell>
          <table:table-cell/>
          <table:table-cell table:formula="of:=1.97137*[.A11]" office:value-type="float" office:value="15.77096" calcext:value-type="float">
            <text:p>15.77096</text:p>
          </table:table-cell>
          <table:table-cell office:value-type="float" office:value="0.266457" calcext:value-type="float">
            <text:p>0.266457</text:p>
          </table:table-cell>
          <table:table-cell table:formula="of:=([.R11]-[.F24])/[.F24]" office:value-type="float" office:value="0.0163907537381751" calcext:value-type="float">
            <text:p>0.01639075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0.554035*[.A12]" office:value-type="float" office:value="4.986315" calcext:value-type="float">
            <text:p>4.986315</text:p>
          </table:table-cell>
          <table:table-cell table:formula="of:=20.9264*[.A12]" office:value-type="float" office:value="188.3376" calcext:value-type="float">
            <text:p>188.3376</text:p>
          </table:table-cell>
          <table:table-cell office:value-type="float" office:value="0.261937" calcext:value-type="float">
            <text:p>0.261937</text:p>
          </table:table-cell>
          <table:table-cell/>
          <table:table-cell table:formula="of:=3.014*[.A12]" office:value-type="float" office:value="27.126" calcext:value-type="float">
            <text:p>27.126</text:p>
          </table:table-cell>
          <table:table-cell office:value-type="float" office:value="0.262793" calcext:value-type="float">
            <text:p>0.262793</text:p>
          </table:table-cell>
          <table:table-cell/>
          <table:table-cell table:formula="of:=2.35555*[.A12]" office:value-type="float" office:value="21.19995" calcext:value-type="float">
            <text:p>21.19995</text:p>
          </table:table-cell>
          <table:table-cell office:value-type="float" office:value="0.264453" calcext:value-type="float">
            <text:p>0.264453</text:p>
          </table:table-cell>
          <table:table-cell/>
          <table:table-cell table:formula="of:=2.20142*[.A12]" office:value-type="float" office:value="19.81278" calcext:value-type="float">
            <text:p>19.81278</text:p>
          </table:table-cell>
          <table:table-cell office:value-type="float" office:value="0.262181" calcext:value-type="float">
            <text:p>0.262181</text:p>
          </table:table-cell>
          <table:table-cell/>
          <table:table-cell table:formula="of:=1.97137*[.A12]" office:value-type="float" office:value="17.74233" calcext:value-type="float">
            <text:p>17.74233</text:p>
          </table:table-cell>
          <table:table-cell office:value-type="float" office:value="0.266129" calcext:value-type="float">
            <text:p>0.266129</text:p>
          </table:table-cell>
          <table:table-cell table:formula="of:=([.R12]-[.F24])/[.F24]" office:value-type="float" office:value="0.0151396093988404" calcext:value-type="float">
            <text:p>0.01513960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0.554035*[.A13]" office:value-type="float" office:value="5.54035" calcext:value-type="float">
            <text:p>5.54035</text:p>
          </table:table-cell>
          <table:table-cell table:formula="of:=20.9264*[.A13]" office:value-type="float" office:value="209.264" calcext:value-type="float">
            <text:p>209.264</text:p>
          </table:table-cell>
          <table:table-cell office:value-type="float" office:value="0.261969" calcext:value-type="float">
            <text:p>0.261969</text:p>
          </table:table-cell>
          <table:table-cell/>
          <table:table-cell table:formula="of:=3.014*[.A13]" office:value-type="float" office:value="30.14" calcext:value-type="float">
            <text:p>30.14</text:p>
          </table:table-cell>
          <table:table-cell office:value-type="float" office:value="0.263719" calcext:value-type="float">
            <text:p>0.263719</text:p>
          </table:table-cell>
          <table:table-cell/>
          <table:table-cell table:formula="of:=2.35555*[.A13]" office:value-type="float" office:value="23.5555" calcext:value-type="float">
            <text:p>23.5555</text:p>
          </table:table-cell>
          <table:table-cell office:value-type="float" office:value="0.269914" calcext:value-type="float">
            <text:p>0.269914</text:p>
          </table:table-cell>
          <table:table-cell/>
          <table:table-cell table:formula="of:=2.20142*[.A13]" office:value-type="float" office:value="22.0142" calcext:value-type="float">
            <text:p>22.0142</text:p>
          </table:table-cell>
          <table:table-cell office:value-type="float" office:value="0.26277" calcext:value-type="float">
            <text:p>0.26277</text:p>
          </table:table-cell>
          <table:table-cell/>
          <table:table-cell table:formula="of:=1.97137*[.A13]" office:value-type="float" office:value="19.7137" calcext:value-type="float">
            <text:p>19.7137</text:p>
          </table:table-cell>
          <table:table-cell office:value-type="float" office:value="0.265836" calcext:value-type="float">
            <text:p>0.265836</text:p>
          </table:table-cell>
          <table:table-cell table:formula="of:=([.R13]-[.F24])/[.F24]" office:value-type="float" office:value="0.0140219713152272" calcext:value-type="float">
            <text:p>0.01402197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0.554035*[.A14]" office:value-type="float" office:value="6.094385" calcext:value-type="float">
            <text:p>6.094385</text:p>
          </table:table-cell>
          <table:table-cell table:formula="of:=20.9264*[.A14]" office:value-type="float" office:value="230.1904" calcext:value-type="float">
            <text:p>230.1904</text:p>
          </table:table-cell>
          <table:table-cell office:value-type="float" office:value="0.262202" calcext:value-type="float">
            <text:p>0.262202</text:p>
          </table:table-cell>
          <table:table-cell/>
          <table:table-cell table:formula="of:=3.014*[.A14]" office:value-type="float" office:value="33.154" calcext:value-type="float">
            <text:p>33.154</text:p>
          </table:table-cell>
          <table:table-cell office:value-type="float" office:value="0.263419" calcext:value-type="float">
            <text:p>0.263419</text:p>
          </table:table-cell>
          <table:table-cell/>
          <table:table-cell table:formula="of:=2.35555*[.A14]" office:value-type="float" office:value="25.91105" calcext:value-type="float">
            <text:p>25.91105</text:p>
          </table:table-cell>
          <table:table-cell office:value-type="float" office:value="0.264588" calcext:value-type="float">
            <text:p>0.264588</text:p>
          </table:table-cell>
          <table:table-cell/>
          <table:table-cell table:formula="of:=2.20142*[.A14]" office:value-type="float" office:value="24.21562" calcext:value-type="float">
            <text:p>24.21562</text:p>
          </table:table-cell>
          <table:table-cell office:value-type="float" office:value="0.261975" calcext:value-type="float">
            <text:p>0.261975</text:p>
          </table:table-cell>
          <table:table-cell/>
          <table:table-cell table:formula="of:=1.97137*[.A14]" office:value-type="float" office:value="21.68507" calcext:value-type="float">
            <text:p>21.68507</text:p>
          </table:table-cell>
          <table:table-cell office:value-type="float" office:value="0.265572" calcext:value-type="float">
            <text:p>0.265572</text:p>
          </table:table-cell>
          <table:table-cell table:formula="of:=([.R14]-[.F24])/[.F24]" office:value-type="float" office:value="0.0130149527006407" calcext:value-type="float">
            <text:p>0.01301495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0.554035*[.A15]" office:value-type="float" office:value="6.64842" calcext:value-type="float">
            <text:p>6.64842</text:p>
          </table:table-cell>
          <table:table-cell table:formula="of:=20.9264*[.A15]" office:value-type="float" office:value="251.1168" calcext:value-type="float">
            <text:p>251.1168</text:p>
          </table:table-cell>
          <table:table-cell office:value-type="float" office:value="0.262016" calcext:value-type="float">
            <text:p>0.262016</text:p>
          </table:table-cell>
          <table:table-cell/>
          <table:table-cell table:formula="of:=3.014*[.A15]" office:value-type="float" office:value="36.168" calcext:value-type="float">
            <text:p>36.168</text:p>
          </table:table-cell>
          <table:table-cell office:value-type="float" office:value="0.263563" calcext:value-type="float">
            <text:p>0.263563</text:p>
          </table:table-cell>
          <table:table-cell/>
          <table:table-cell table:formula="of:=2.35555*[.A15]" office:value-type="float" office:value="28.2666" calcext:value-type="float">
            <text:p>28.2666</text:p>
          </table:table-cell>
          <table:table-cell office:value-type="float" office:value="0.263453" calcext:value-type="float">
            <text:p>0.263453</text:p>
          </table:table-cell>
          <table:table-cell/>
          <table:table-cell table:formula="of:=2.20142*[.A15]" office:value-type="float" office:value="26.41704" calcext:value-type="float">
            <text:p>26.41704</text:p>
          </table:table-cell>
          <table:table-cell office:value-type="float" office:value="0.262047" calcext:value-type="float">
            <text:p>0.262047</text:p>
          </table:table-cell>
          <table:table-cell/>
          <table:table-cell table:formula="of:=1.97137*[.A15]" office:value-type="float" office:value="23.65644" calcext:value-type="float">
            <text:p>23.65644</text:p>
          </table:table-cell>
          <table:table-cell office:value-type="float" office:value="0.265326" calcext:value-type="float">
            <text:p>0.265326</text:p>
          </table:table-cell>
          <table:table-cell table:formula="of:=([.R15]-[.F24])/[.F24]" office:value-type="float" office:value="0.0120765944461398" calcext:value-type="float">
            <text:p>0.01207659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0.554035*[.A16]" office:value-type="float" office:value="7.202455" calcext:value-type="float">
            <text:p>7.202455</text:p>
          </table:table-cell>
          <table:table-cell table:formula="of:=20.9264*[.A16]" office:value-type="float" office:value="272.0432" calcext:value-type="float">
            <text:p>272.0432</text:p>
          </table:table-cell>
          <table:table-cell office:value-type="float" office:value="0.261996" calcext:value-type="float">
            <text:p>0.261996</text:p>
          </table:table-cell>
          <table:table-cell/>
          <table:table-cell table:formula="of:=3.014*[.A16]" office:value-type="float" office:value="39.182" calcext:value-type="float">
            <text:p>39.182</text:p>
          </table:table-cell>
          <table:table-cell office:value-type="float" office:value="0.26355" calcext:value-type="float">
            <text:p>0.26355</text:p>
          </table:table-cell>
          <table:table-cell/>
          <table:table-cell table:formula="of:=2.35555*[.A16]" office:value-type="float" office:value="30.62215" calcext:value-type="float">
            <text:p>30.62215</text:p>
          </table:table-cell>
          <table:table-cell office:value-type="float" office:value="0.271132" calcext:value-type="float">
            <text:p>0.271132</text:p>
          </table:table-cell>
          <table:table-cell/>
          <table:table-cell table:formula="of:=2.20142*[.A16]" office:value-type="float" office:value="28.61846" calcext:value-type="float">
            <text:p>28.61846</text:p>
          </table:table-cell>
          <table:table-cell office:value-type="float" office:value="0.262242" calcext:value-type="float">
            <text:p>0.262242</text:p>
          </table:table-cell>
          <table:table-cell/>
          <table:table-cell table:formula="of:=1.97137*[.A16]" office:value-type="float" office:value="25.62781" calcext:value-type="float">
            <text:p>25.62781</text:p>
          </table:table-cell>
          <table:table-cell office:value-type="float" office:value="0.265098" calcext:value-type="float">
            <text:p>0.265098</text:p>
          </table:table-cell>
          <table:table-cell table:formula="of:=([.R16]-[.F24])/[.F24]" office:value-type="float" office:value="0.0112068965517241" calcext:value-type="float">
            <text:p>0.01120689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0.554035*[.A17]" office:value-type="float" office:value="7.75649" calcext:value-type="float">
            <text:p>7.75649</text:p>
          </table:table-cell>
          <table:table-cell table:formula="of:=20.9264*[.A17]" office:value-type="float" office:value="292.9696" calcext:value-type="float">
            <text:p>292.9696</text:p>
          </table:table-cell>
          <table:table-cell office:value-type="float" office:value="0.26191" calcext:value-type="float">
            <text:p>0.26191</text:p>
          </table:table-cell>
          <table:table-cell/>
          <table:table-cell table:formula="of:=3.014*[.A17]" office:value-type="float" office:value="42.196" calcext:value-type="float">
            <text:p>42.196</text:p>
          </table:table-cell>
          <table:table-cell office:value-type="float" office:value="0.266408" calcext:value-type="float">
            <text:p>0.266408</text:p>
          </table:table-cell>
          <table:table-cell/>
          <table:table-cell table:formula="of:=2.35555*[.A17]" office:value-type="float" office:value="32.9777" calcext:value-type="float">
            <text:p>32.9777</text:p>
          </table:table-cell>
          <table:table-cell office:value-type="float" office:value="0.263545" calcext:value-type="float">
            <text:p>0.263545</text:p>
          </table:table-cell>
          <table:table-cell/>
          <table:table-cell table:formula="of:=2.20142*[.A17]" office:value-type="float" office:value="30.81988" calcext:value-type="float">
            <text:p>30.81988</text:p>
          </table:table-cell>
          <table:table-cell office:value-type="float" office:value="0.261975" calcext:value-type="float">
            <text:p>0.261975</text:p>
          </table:table-cell>
          <table:table-cell/>
          <table:table-cell table:formula="of:=1.97137*[.A17]" office:value-type="float" office:value="27.59918" calcext:value-type="float">
            <text:p>27.59918</text:p>
          </table:table-cell>
          <table:table-cell office:value-type="float" office:value="0.264895" calcext:value-type="float">
            <text:p>0.264895</text:p>
          </table:table-cell>
          <table:table-cell table:formula="of:=([.R17]-[.F24])/[.F24]" office:value-type="float" office:value="0.0104325602685383" calcext:value-type="float">
            <text:p>0.01043256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0.554035*[.A18]" office:value-type="float" office:value="8.310525" calcext:value-type="float">
            <text:p>8.310525</text:p>
          </table:table-cell>
          <table:table-cell table:formula="of:=20.9264*[.A18]" office:value-type="float" office:value="313.896" calcext:value-type="float">
            <text:p>313.896</text:p>
          </table:table-cell>
          <table:table-cell office:value-type="float" office:value="0.262587" calcext:value-type="float">
            <text:p>0.262587</text:p>
          </table:table-cell>
          <table:table-cell/>
          <table:table-cell table:formula="of:=3.014*[.A18]" office:value-type="float" office:value="45.21" calcext:value-type="float">
            <text:p>45.21</text:p>
          </table:table-cell>
          <table:table-cell office:value-type="float" office:value="0.265101" calcext:value-type="float">
            <text:p>0.265101</text:p>
          </table:table-cell>
          <table:table-cell/>
          <table:table-cell table:formula="of:=2.35555*[.A18]" office:value-type="float" office:value="35.33325" calcext:value-type="float">
            <text:p>35.33325</text:p>
          </table:table-cell>
          <table:table-cell office:value-type="float" office:value="0.26376" calcext:value-type="float">
            <text:p>0.26376</text:p>
          </table:table-cell>
          <table:table-cell/>
          <table:table-cell table:formula="of:=2.20142*[.A18]" office:value-type="float" office:value="33.0213" calcext:value-type="float">
            <text:p>33.0213</text:p>
          </table:table-cell>
          <table:table-cell office:value-type="float" office:value="0.261955" calcext:value-type="float">
            <text:p>0.261955</text:p>
          </table:table-cell>
          <table:table-cell/>
          <table:table-cell table:formula="of:=1.97137*[.A18]" office:value-type="float" office:value="29.57055" calcext:value-type="float">
            <text:p>29.57055</text:p>
          </table:table-cell>
          <table:table-cell office:value-type="float" office:value="0.264712" calcext:value-type="float">
            <text:p>0.264712</text:p>
          </table:table-cell>
          <table:table-cell table:formula="of:=([.R18]-[.F24])/[.F24]" office:value-type="float" office:value="0.00973451327433628" calcext:value-type="float">
            <text:p>0.00973451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0.554035*[.A19]" office:value-type="float" office:value="8.86456" calcext:value-type="float">
            <text:p>8.86456</text:p>
          </table:table-cell>
          <table:table-cell table:formula="of:=20.9264*[.A19]" office:value-type="float" office:value="334.8224" calcext:value-type="float">
            <text:p>334.8224</text:p>
          </table:table-cell>
          <table:table-cell office:value-type="float" office:value="0.261947" calcext:value-type="float">
            <text:p>0.261947</text:p>
          </table:table-cell>
          <table:table-cell/>
          <table:table-cell table:formula="of:=3.014*[.A19]" office:value-type="float" office:value="48.224" calcext:value-type="float">
            <text:p>48.224</text:p>
          </table:table-cell>
          <table:table-cell office:value-type="float" office:value="0.268894" calcext:value-type="float">
            <text:p>0.268894</text:p>
          </table:table-cell>
          <table:table-cell/>
          <table:table-cell table:formula="of:=2.35555*[.A19]" office:value-type="float" office:value="37.6888" calcext:value-type="float">
            <text:p>37.6888</text:p>
          </table:table-cell>
          <table:table-cell office:value-type="float" office:value="0.263232" calcext:value-type="float">
            <text:p>0.263232</text:p>
          </table:table-cell>
          <table:table-cell/>
          <table:table-cell table:formula="of:=2.20142*[.A19]" office:value-type="float" office:value="35.22272" calcext:value-type="float">
            <text:p>35.22272</text:p>
          </table:table-cell>
          <table:table-cell office:value-type="float" office:value="0.261937" calcext:value-type="float">
            <text:p>0.261937</text:p>
          </table:table-cell>
          <table:table-cell/>
          <table:table-cell table:formula="of:=1.97137*[.A19]" office:value-type="float" office:value="31.54192" calcext:value-type="float">
            <text:p>31.54192</text:p>
          </table:table-cell>
          <table:table-cell office:value-type="float" office:value="0.264538" calcext:value-type="float">
            <text:p>0.264538</text:p>
          </table:table-cell>
          <table:table-cell table:formula="of:=([.R19]-[.F24])/[.F24]" office:value-type="float" office:value="0.00907079646017696" calcext:value-type="float">
            <text:p>0.00907079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0.554035*[.A20]" office:value-type="float" office:value="9.418595" calcext:value-type="float">
            <text:p>9.418595</text:p>
          </table:table-cell>
          <table:table-cell table:formula="of:=20.9264*[.A20]" office:value-type="float" office:value="355.7488" calcext:value-type="float">
            <text:p>355.7488</text:p>
          </table:table-cell>
          <table:table-cell office:value-type="float" office:value="0.262772" calcext:value-type="float">
            <text:p>0.262772</text:p>
          </table:table-cell>
          <table:table-cell/>
          <table:table-cell table:formula="of:=3.014*[.A20]" office:value-type="float" office:value="51.238" calcext:value-type="float">
            <text:p>51.238</text:p>
          </table:table-cell>
          <table:table-cell office:value-type="float" office:value="0.262793" calcext:value-type="float">
            <text:p>0.262793</text:p>
          </table:table-cell>
          <table:table-cell/>
          <table:table-cell table:formula="of:=2.35555*[.A20]" office:value-type="float" office:value="40.04435" calcext:value-type="float">
            <text:p>40.04435</text:p>
          </table:table-cell>
          <table:table-cell office:value-type="float" office:value="0.263365" calcext:value-type="float">
            <text:p>0.263365</text:p>
          </table:table-cell>
          <table:table-cell/>
          <table:table-cell table:formula="of:=2.20142*[.A20]" office:value-type="float" office:value="37.42414" calcext:value-type="float">
            <text:p>37.42414</text:p>
          </table:table-cell>
          <table:table-cell office:value-type="float" office:value="0.262476" calcext:value-type="float">
            <text:p>0.262476</text:p>
          </table:table-cell>
          <table:table-cell/>
          <table:table-cell table:formula="of:=1.97137*[.A20]" office:value-type="float" office:value="33.51329" calcext:value-type="float">
            <text:p>33.51329</text:p>
          </table:table-cell>
          <table:table-cell office:value-type="float" office:value="0.264373" calcext:value-type="float">
            <text:p>0.264373</text:p>
          </table:table-cell>
          <table:table-cell table:formula="of:=([.R20]-[.F24])/[.F24]" office:value-type="float" office:value="0.00844140982606029" calcext:value-type="float">
            <text:p>0.00844140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0.554035*[.A21]" office:value-type="float" office:value="9.97263" calcext:value-type="float">
            <text:p>9.97263</text:p>
          </table:table-cell>
          <table:table-cell table:formula="of:=20.9264*[.A21]" office:value-type="float" office:value="376.6752" calcext:value-type="float">
            <text:p>376.6752</text:p>
          </table:table-cell>
          <table:table-cell office:value-type="float" office:value="0.261894" calcext:value-type="float">
            <text:p>0.261894</text:p>
          </table:table-cell>
          <table:table-cell/>
          <table:table-cell table:formula="of:=3.014*[.A21]" office:value-type="float" office:value="54.252" calcext:value-type="float">
            <text:p>54.252</text:p>
          </table:table-cell>
          <table:table-cell office:value-type="float" office:value="0.266446" calcext:value-type="float">
            <text:p>0.266446</text:p>
          </table:table-cell>
          <table:table-cell/>
          <table:table-cell table:formula="of:=2.35555*[.A21]" office:value-type="float" office:value="42.3999" calcext:value-type="float">
            <text:p>42.3999</text:p>
          </table:table-cell>
          <table:table-cell office:value-type="float" office:value="0.265632" calcext:value-type="float">
            <text:p>0.265632</text:p>
          </table:table-cell>
          <table:table-cell/>
          <table:table-cell table:formula="of:=2.20142*[.A21]" office:value-type="float" office:value="39.62556" calcext:value-type="float">
            <text:p>39.62556</text:p>
          </table:table-cell>
          <table:table-cell office:value-type="float" office:value="0.262273" calcext:value-type="float">
            <text:p>0.262273</text:p>
          </table:table-cell>
          <table:table-cell/>
          <table:table-cell table:formula="of:=1.97137*[.A21]" office:value-type="float" office:value="35.48466" calcext:value-type="float">
            <text:p>35.48466</text:p>
          </table:table-cell>
          <table:table-cell office:value-type="float" office:value="0.26422" calcext:value-type="float">
            <text:p>0.26422</text:p>
          </table:table-cell>
          <table:table-cell table:formula="of:=([.R21]-[.F24])/[.F24]" office:value-type="float" office:value="0.00785779676533417" calcext:value-type="float">
            <text:p>0.00785779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0.554035*[.A22]" office:value-type="float" office:value="10.526665" calcext:value-type="float">
            <text:p>10.526665</text:p>
          </table:table-cell>
          <table:table-cell table:formula="of:=20.9264*[.A22]" office:value-type="float" office:value="397.6016" calcext:value-type="float">
            <text:p>397.6016</text:p>
          </table:table-cell>
          <table:table-cell office:value-type="float" office:value="0.261949" calcext:value-type="float">
            <text:p>0.261949</text:p>
          </table:table-cell>
          <table:table-cell/>
          <table:table-cell table:formula="of:=3.014*[.A22]" office:value-type="float" office:value="57.266" calcext:value-type="float">
            <text:p>57.266</text:p>
          </table:table-cell>
          <table:table-cell office:value-type="float" office:value="0.263047" calcext:value-type="float">
            <text:p>0.263047</text:p>
          </table:table-cell>
          <table:table-cell/>
          <table:table-cell table:formula="of:=2.35555*[.A22]" office:value-type="float" office:value="44.75545" calcext:value-type="float">
            <text:p>44.75545</text:p>
          </table:table-cell>
          <table:table-cell office:value-type="float" office:value="0.264232" calcext:value-type="float">
            <text:p>0.264232</text:p>
          </table:table-cell>
          <table:table-cell/>
          <table:table-cell table:formula="of:=2.20142*[.A22]" office:value-type="float" office:value="41.82698" calcext:value-type="float">
            <text:p>41.82698</text:p>
          </table:table-cell>
          <table:table-cell office:value-type="float" office:value="0.262246" calcext:value-type="float">
            <text:p>0.262246</text:p>
          </table:table-cell>
          <table:table-cell/>
          <table:table-cell table:formula="of:=1.97137*[.A22]" office:value-type="float" office:value="37.45603" calcext:value-type="float">
            <text:p>37.45603</text:p>
          </table:table-cell>
          <table:table-cell office:value-type="float" office:value="0.264078" calcext:value-type="float">
            <text:p>0.264078</text:p>
          </table:table-cell>
          <table:table-cell table:formula="of:=([.R22]-[.F24])/[.F24]" office:value-type="float" office:value="0.00731614281354888" calcext:value-type="float">
            <text:p>0.00731614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0.554035*[.A23]" office:value-type="float" office:value="11.0807" calcext:value-type="float">
            <text:p>11.0807</text:p>
          </table:table-cell>
          <table:table-cell table:formula="of:=20.9264*[.A23]" office:value-type="float" office:value="418.528" calcext:value-type="float">
            <text:p>418.528</text:p>
          </table:table-cell>
          <table:table-cell office:value-type="float" office:value="0.262143" calcext:value-type="float">
            <text:p>0.262143</text:p>
          </table:table-cell>
          <table:table-cell/>
          <table:table-cell table:formula="of:=3.014*[.A23]" office:value-type="float" office:value="60.28" calcext:value-type="float">
            <text:p>60.28</text:p>
          </table:table-cell>
          <table:table-cell office:value-type="float" office:value="0.270065" calcext:value-type="float">
            <text:p>0.270065</text:p>
          </table:table-cell>
          <table:table-cell/>
          <table:table-cell table:formula="of:=2.35555*[.A23]" office:value-type="float" office:value="47.111" calcext:value-type="float">
            <text:p>47.111</text:p>
          </table:table-cell>
          <table:table-cell office:value-type="float" office:value="0.266221" calcext:value-type="float">
            <text:p>0.266221</text:p>
          </table:table-cell>
          <table:table-cell/>
          <table:table-cell table:formula="of:=2.20142*[.A23]" office:value-type="float" office:value="44.0284" calcext:value-type="float">
            <text:p>44.0284</text:p>
          </table:table-cell>
          <table:table-cell office:value-type="float" office:value="0.263896" calcext:value-type="float">
            <text:p>0.263896</text:p>
          </table:table-cell>
          <table:table-cell/>
          <table:table-cell table:formula="of:=1.97137*[.A23]" office:value-type="float" office:value="39.4274" calcext:value-type="float">
            <text:p>39.4274</text:p>
          </table:table-cell>
          <table:table-cell office:value-type="float" office:value="0.26395" calcext:value-type="float">
            <text:p>0.26395</text:p>
          </table:table-cell>
          <table:table-cell table:formula="of:=([.R23]-[.F24])/[.F24]" office:value-type="float" office:value="0.00682789136405254" calcext:value-type="float">
            <text:p>0.00682789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0.554035*[.A24]" office:value-type="float" office:value="11.634735" calcext:value-type="float">
            <text:p>11.634735</text:p>
          </table:table-cell>
          <table:table-cell table:formula="of:=20.9264*[.A24]" office:value-type="float" office:value="439.4544" calcext:value-type="float">
            <text:p>439.4544</text:p>
          </table:table-cell>
          <table:table-cell office:value-type="float" office:value="0.26216" calcext:value-type="float">
            <text:p>0.26216</text:p>
          </table:table-cell>
          <table:table-cell/>
          <table:table-cell table:formula="of:=3.014*[.A24]" office:value-type="float" office:value="63.294" calcext:value-type="float">
            <text:p>63.294</text:p>
          </table:table-cell>
          <table:table-cell office:value-type="float" office:value="0.262736" calcext:value-type="float">
            <text:p>0.262736</text:p>
          </table:table-cell>
          <table:table-cell/>
          <table:table-cell table:formula="of:=2.35555*[.A24]" office:value-type="float" office:value="49.46655" calcext:value-type="float">
            <text:p>49.46655</text:p>
          </table:table-cell>
          <table:table-cell office:value-type="float" office:value="0.265199" calcext:value-type="float">
            <text:p>0.265199</text:p>
          </table:table-cell>
          <table:table-cell/>
          <table:table-cell table:formula="of:=2.20142*[.A24]" office:value-type="float" office:value="46.22982" calcext:value-type="float">
            <text:p>46.22982</text:p>
          </table:table-cell>
          <table:table-cell office:value-type="float" office:value="0.262041" calcext:value-type="float">
            <text:p>0.262041</text:p>
          </table:table-cell>
          <table:table-cell/>
          <table:table-cell table:formula="of:=1.97137*[.A24]" office:value-type="float" office:value="41.39877" calcext:value-type="float">
            <text:p>41.39877</text:p>
          </table:table-cell>
          <table:table-cell office:value-type="float" office:value="0.263828" calcext:value-type="float">
            <text:p>0.263828</text:p>
          </table:table-cell>
          <table:table-cell table:formula="of:=([.R24]-[.F24])/[.F24]" office:value-type="float" office:value="0.00636252670125116" calcext:value-type="float">
            <text:p>0.00636252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4:10:30.615385483</meta:creation-date>
    <dc:date>2018-09-27T13:32:01.875402730</dc:date>
    <meta:editing-duration>PT21H44M58S</meta:editing-duration>
    <meta:editing-cycles>21</meta:editing-cycles>
    <meta:generator>LibreOffice/5.1.6.2$Linux_X86_64 LibreOffice_project/10m0$Build-2</meta:generator>
    <meta:document-statistic meta:table-count="1" meta:cell-count="3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2cm" svg:height="10.6cm" xlink:href=".." xlink:type="simple" chart:class="chart:line" chart:column-mapping="4 1 2 3 0" chart:style-name="ch1">
        <chart:legend chart:legend-position="end" svg:x="16.841cm" svg:y="4.005cm" style:legend-expansion="high" chart:style-name="ch2"/>
        <chart:plot-area chart:style-name="ch3" table:cell-range-address="Sheet1.R4:Sheet1.R24 Sheet1.I4:Sheet1.I24 Sheet1.L4:Sheet1.L24 Sheet1.O4:Sheet1.O24 Sheet1.F4:Sheet1.F24" svg:x="0.394cm" svg:y="0.212cm" svg:width="16.053cm" svg:height="10.176cm">
          <chartooo:coordinate-region svg:x="1.121cm" svg:y="0.411cm" svg:width="15.139cm" svg:height="9.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R4:Sheet1.R24" chart:class="chart:line">
            <chart:data-point chart:repeated="21"/>
          </chart:series>
          <chart:series chart:style-name="ch8" chart:values-cell-range-address="Sheet1.I4:Sheet1.I24" chart:class="chart:line">
            <chart:data-point chart:repeated="21"/>
          </chart:series>
          <chart:series chart:style-name="ch9" chart:values-cell-range-address="Sheet1.L4:Sheet1.L24" chart:class="chart:line">
            <chart:data-point chart:repeated="21"/>
          </chart:series>
          <chart:series chart:style-name="ch10" chart:values-cell-range-address="Sheet1.O4:Sheet1.O24" chart:class="chart:line">
            <chart:data-point chart:repeated="21"/>
          </chart:series>
          <chart:series chart:style-name="ch11" chart:values-cell-range-address="Sheet1.F4:Sheet1.F24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I</text:p>
              </table:table-cell>
              <table:table-cell office:value-type="string">
                <text:p>Column L</text:p>
              </table:table-cell>
              <table:table-cell office:value-type="string">
                <text:p>Column O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0561">
                <text:p>0.690561</text:p>
                <draw:g>
                  <svg:desc>Sheet1.R4:Sheet1.R24</svg:desc>
                </draw:g>
              </table:table-cell>
              <table:table-cell office:value-type="float" office:value="0.690561">
                <text:p>0.690561</text:p>
                <draw:g>
                  <svg:desc>Sheet1.I4:Sheet1.I24</svg:desc>
                </draw:g>
              </table:table-cell>
              <table:table-cell office:value-type="float" office:value="0.690561">
                <text:p>0.690561</text:p>
                <draw:g>
                  <svg:desc>Sheet1.L4:Sheet1.L24</svg:desc>
                </draw:g>
              </table:table-cell>
              <table:table-cell office:value-type="float" office:value="0.690561">
                <text:p>0.690561</text:p>
                <draw:g>
                  <svg:desc>Sheet1.O4:Sheet1.O24</svg:desc>
                </draw:g>
              </table:table-cell>
              <table:table-cell office:value-type="float" office:value="0.690561">
                <text:p>0.690561</text:p>
                <draw:g>
                  <svg:desc>Sheet1.F4:Sheet1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0265">
                <text:p>0.270265</text:p>
              </table:table-cell>
              <table:table-cell office:value-type="float" office:value="0.26855">
                <text:p>0.26855</text:p>
              </table:table-cell>
              <table:table-cell office:value-type="float" office:value="0.264643">
                <text:p>0.264643</text:p>
              </table:table-cell>
              <table:table-cell office:value-type="float" office:value="0.264733">
                <text:p>0.264733</text:p>
              </table:table-cell>
              <table:table-cell office:value-type="float" office:value="0.26385">
                <text:p>0.26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9343">
                <text:p>0.269343</text:p>
              </table:table-cell>
              <table:table-cell office:value-type="float" office:value="0.263023">
                <text:p>0.263023</text:p>
              </table:table-cell>
              <table:table-cell office:value-type="float" office:value="0.271202">
                <text:p>0.271202</text:p>
              </table:table-cell>
              <table:table-cell office:value-type="float" office:value="0.263348">
                <text:p>0.263348</text:p>
              </table:table-cell>
              <table:table-cell office:value-type="float" office:value="0.262274">
                <text:p>0.262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855">
                <text:p>0.26855</text:p>
              </table:table-cell>
              <table:table-cell office:value-type="float" office:value="0.264158">
                <text:p>0.264158</text:p>
              </table:table-cell>
              <table:table-cell office:value-type="float" office:value="0.267167">
                <text:p>0.267167</text:p>
              </table:table-cell>
              <table:table-cell office:value-type="float" office:value="0.262654">
                <text:p>0.262654</text:p>
              </table:table-cell>
              <table:table-cell office:value-type="float" office:value="0.262541">
                <text:p>0.262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7864">
                <text:p>0.267864</text:p>
              </table:table-cell>
              <table:table-cell office:value-type="float" office:value="0.266946">
                <text:p>0.266946</text:p>
              </table:table-cell>
              <table:table-cell office:value-type="float" office:value="0.267589">
                <text:p>0.267589</text:p>
              </table:table-cell>
              <table:table-cell office:value-type="float" office:value="0.262396">
                <text:p>0.262396</text:p>
              </table:table-cell>
              <table:table-cell office:value-type="float" office:value="0.262307">
                <text:p>0.262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728">
                <text:p>0.26728</text:p>
              </table:table-cell>
              <table:table-cell office:value-type="float" office:value="0.269093">
                <text:p>0.269093</text:p>
              </table:table-cell>
              <table:table-cell office:value-type="float" office:value="0.270308">
                <text:p>0.270308</text:p>
              </table:table-cell>
              <table:table-cell office:value-type="float" office:value="0.262522">
                <text:p>0.262522</text:p>
              </table:table-cell>
              <table:table-cell office:value-type="float" office:value="0.262044">
                <text:p>0.262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6826">
                <text:p>0.266826</text:p>
              </table:table-cell>
              <table:table-cell office:value-type="float" office:value="0.262984">
                <text:p>0.262984</text:p>
              </table:table-cell>
              <table:table-cell office:value-type="float" office:value="0.267656">
                <text:p>0.267656</text:p>
              </table:table-cell>
              <table:table-cell office:value-type="float" office:value="0.262218">
                <text:p>0.262218</text:p>
              </table:table-cell>
              <table:table-cell office:value-type="float" office:value="0.263517">
                <text:p>0.263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6457">
                <text:p>0.266457</text:p>
              </table:table-cell>
              <table:table-cell office:value-type="float" office:value="0.263499">
                <text:p>0.263499</text:p>
              </table:table-cell>
              <table:table-cell office:value-type="float" office:value="0.264077">
                <text:p>0.264077</text:p>
              </table:table-cell>
              <table:table-cell office:value-type="float" office:value="0.262163">
                <text:p>0.262163</text:p>
              </table:table-cell>
              <table:table-cell office:value-type="float" office:value="0.262211">
                <text:p>0.262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6129">
                <text:p>0.266129</text:p>
              </table:table-cell>
              <table:table-cell office:value-type="float" office:value="0.262793">
                <text:p>0.262793</text:p>
              </table:table-cell>
              <table:table-cell office:value-type="float" office:value="0.264453">
                <text:p>0.264453</text:p>
              </table:table-cell>
              <table:table-cell office:value-type="float" office:value="0.262181">
                <text:p>0.262181</text:p>
              </table:table-cell>
              <table:table-cell office:value-type="float" office:value="0.261937">
                <text:p>0.261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5836">
                <text:p>0.265836</text:p>
              </table:table-cell>
              <table:table-cell office:value-type="float" office:value="0.263719">
                <text:p>0.263719</text:p>
              </table:table-cell>
              <table:table-cell office:value-type="float" office:value="0.269914">
                <text:p>0.269914</text:p>
              </table:table-cell>
              <table:table-cell office:value-type="float" office:value="0.26277">
                <text:p>0.26277</text:p>
              </table:table-cell>
              <table:table-cell office:value-type="float" office:value="0.261969">
                <text:p>0.2619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5572">
                <text:p>0.265572</text:p>
              </table:table-cell>
              <table:table-cell office:value-type="float" office:value="0.263419">
                <text:p>0.263419</text:p>
              </table:table-cell>
              <table:table-cell office:value-type="float" office:value="0.264588">
                <text:p>0.264588</text:p>
              </table:table-cell>
              <table:table-cell office:value-type="float" office:value="0.261975">
                <text:p>0.261975</text:p>
              </table:table-cell>
              <table:table-cell office:value-type="float" office:value="0.262202">
                <text:p>0.262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5326">
                <text:p>0.265326</text:p>
              </table:table-cell>
              <table:table-cell office:value-type="float" office:value="0.263563">
                <text:p>0.263563</text:p>
              </table:table-cell>
              <table:table-cell office:value-type="float" office:value="0.263453">
                <text:p>0.263453</text:p>
              </table:table-cell>
              <table:table-cell office:value-type="float" office:value="0.262047">
                <text:p>0.262047</text:p>
              </table:table-cell>
              <table:table-cell office:value-type="float" office:value="0.262016">
                <text:p>0.262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5098">
                <text:p>0.265098</text:p>
              </table:table-cell>
              <table:table-cell office:value-type="float" office:value="0.26355">
                <text:p>0.26355</text:p>
              </table:table-cell>
              <table:table-cell office:value-type="float" office:value="0.271132">
                <text:p>0.271132</text:p>
              </table:table-cell>
              <table:table-cell office:value-type="float" office:value="0.262242">
                <text:p>0.262242</text:p>
              </table:table-cell>
              <table:table-cell office:value-type="float" office:value="0.261996">
                <text:p>0.261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4895">
                <text:p>0.264895</text:p>
              </table:table-cell>
              <table:table-cell office:value-type="float" office:value="0.266408">
                <text:p>0.266408</text:p>
              </table:table-cell>
              <table:table-cell office:value-type="float" office:value="0.263545">
                <text:p>0.263545</text:p>
              </table:table-cell>
              <table:table-cell office:value-type="float" office:value="0.261975">
                <text:p>0.261975</text:p>
              </table:table-cell>
              <table:table-cell office:value-type="float" office:value="0.26191">
                <text:p>0.26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4712">
                <text:p>0.264712</text:p>
              </table:table-cell>
              <table:table-cell office:value-type="float" office:value="0.265101">
                <text:p>0.265101</text:p>
              </table:table-cell>
              <table:table-cell office:value-type="float" office:value="0.26376">
                <text:p>0.26376</text:p>
              </table:table-cell>
              <table:table-cell office:value-type="float" office:value="0.261955">
                <text:p>0.261955</text:p>
              </table:table-cell>
              <table:table-cell office:value-type="float" office:value="0.262587">
                <text:p>0.262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4538">
                <text:p>0.264538</text:p>
              </table:table-cell>
              <table:table-cell office:value-type="float" office:value="0.268894">
                <text:p>0.268894</text:p>
              </table:table-cell>
              <table:table-cell office:value-type="float" office:value="0.263232">
                <text:p>0.263232</text:p>
              </table:table-cell>
              <table:table-cell office:value-type="float" office:value="0.261937">
                <text:p>0.261937</text:p>
              </table:table-cell>
              <table:table-cell office:value-type="float" office:value="0.261947">
                <text:p>0.261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4373">
                <text:p>0.264373</text:p>
              </table:table-cell>
              <table:table-cell office:value-type="float" office:value="0.262793">
                <text:p>0.262793</text:p>
              </table:table-cell>
              <table:table-cell office:value-type="float" office:value="0.263365">
                <text:p>0.263365</text:p>
              </table:table-cell>
              <table:table-cell office:value-type="float" office:value="0.262476">
                <text:p>0.262476</text:p>
              </table:table-cell>
              <table:table-cell office:value-type="float" office:value="0.262772">
                <text:p>0.2627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422">
                <text:p>0.26422</text:p>
              </table:table-cell>
              <table:table-cell office:value-type="float" office:value="0.266446">
                <text:p>0.266446</text:p>
              </table:table-cell>
              <table:table-cell office:value-type="float" office:value="0.265632">
                <text:p>0.265632</text:p>
              </table:table-cell>
              <table:table-cell office:value-type="float" office:value="0.262273">
                <text:p>0.262273</text:p>
              </table:table-cell>
              <table:table-cell office:value-type="float" office:value="0.261894">
                <text:p>0.2618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4078">
                <text:p>0.264078</text:p>
              </table:table-cell>
              <table:table-cell office:value-type="float" office:value="0.263047">
                <text:p>0.263047</text:p>
              </table:table-cell>
              <table:table-cell office:value-type="float" office:value="0.264232">
                <text:p>0.264232</text:p>
              </table:table-cell>
              <table:table-cell office:value-type="float" office:value="0.262246">
                <text:p>0.262246</text:p>
              </table:table-cell>
              <table:table-cell office:value-type="float" office:value="0.261949">
                <text:p>0.26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395">
                <text:p>0.26395</text:p>
              </table:table-cell>
              <table:table-cell office:value-type="float" office:value="0.270065">
                <text:p>0.270065</text:p>
              </table:table-cell>
              <table:table-cell office:value-type="float" office:value="0.266221">
                <text:p>0.266221</text:p>
              </table:table-cell>
              <table:table-cell office:value-type="float" office:value="0.263896">
                <text:p>0.263896</text:p>
              </table:table-cell>
              <table:table-cell office:value-type="float" office:value="0.262143">
                <text:p>0.2621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3828">
                <text:p>0.263828</text:p>
              </table:table-cell>
              <table:table-cell office:value-type="float" office:value="0.262736">
                <text:p>0.262736</text:p>
              </table:table-cell>
              <table:table-cell office:value-type="float" office:value="0.265199">
                <text:p>0.265199</text:p>
              </table:table-cell>
              <table:table-cell office:value-type="float" office:value="0.262041">
                <text:p>0.262041</text:p>
              </table:table-cell>
              <table:table-cell office:value-type="float" office:value="0.26216">
                <text:p>0.26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25" chart:maximum="0.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99cm" svg:height="10.387cm" xlink:href=".." xlink:type="simple" chart:class="chart:scatter" chart:column-mapping="2 3 0 1 0" chart:style-name="ch1">
        <chart:legend chart:legend-position="end" svg:x="20.22cm" svg:y="4.147cm" style:legend-expansion="high" chart:style-name="ch2"/>
        <chart:plot-area chart:style-name="ch3" table:cell-range-address="Sheet1.Q4:Sheet1.R24 Sheet1.F4:Sheet1.F24 Sheet1.O4:Sheet1.O24" svg:x="0.461cm" svg:y="0.207cm" svg:width="19.298cm" svg:height="9.973cm">
          <chartooo:coordinate-region svg:x="0.699cm" svg:y="0.207cm" svg:width="18.779cm" svg:height="9.3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R4:Sheet1.R24" chart:class="chart:scatter">
            <chart:domain table:cell-range-address="Sheet1.Q4:Sheet1.Q24"/>
            <chart:data-point chart:repeated="21"/>
          </chart:series>
          <chart:series chart:style-name="ch8" chart:values-cell-range-address="Sheet1.F4:Sheet1.F24" chart:class="chart:scatter">
            <chart:domain table:cell-range-address="Sheet1.E4:Sheet1.E24"/>
            <chart:data-point chart:repeated="21"/>
          </chart:series>
          <chart:series chart:style-name="ch9" chart:values-cell-range-address="Sheet1.O4:Sheet1.O24" chart:class="chart:scatter">
            <chart:domain table:cell-range-address="Sheet1.N4:Sheet1.N24"/>
            <chart:data-point chart:repeated="21"/>
          </chart:series>
          <chart:series chart:style-name="ch10" chart:values-cell-range-address="Sheet1.F4:Sheet1.F24" chart:class="chart:scatter">
            <chart:domain table:cell-range-address="Sheet1.D4:Sheet1.D24"/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7137">
                <text:p>1.97137</text:p>
                <draw:g>
                  <svg:desc>Sheet1.Q4:Sheet1.Q24</svg:desc>
                </draw:g>
              </table:table-cell>
              <table:table-cell office:value-type="float" office:value="0.690561">
                <text:p>0.690561</text:p>
                <draw:g>
                  <svg:desc>Sheet1.R4:Sheet1.R24</svg:desc>
                </draw:g>
              </table:table-cell>
              <table:table-cell office:value-type="float" office:value="20.9264">
                <text:p>20.9264</text:p>
                <draw:g>
                  <svg:desc>Sheet1.E4:Sheet1.E24</svg:desc>
                </draw:g>
              </table:table-cell>
              <table:table-cell office:value-type="float" office:value="0.690561">
                <text:p>0.690561</text:p>
                <draw:g>
                  <svg:desc>Sheet1.F4:Sheet1.F24</svg:desc>
                </draw:g>
              </table:table-cell>
              <table:table-cell office:value-type="float" office:value="2.20142">
                <text:p>2.20142</text:p>
                <draw:g>
                  <svg:desc>Sheet1.N4:Sheet1.N24</svg:desc>
                </draw:g>
              </table:table-cell>
              <table:table-cell office:value-type="float" office:value="0.690561">
                <text:p>0.690561</text:p>
                <draw:g>
                  <svg:desc>Sheet1.O4:Sheet1.O24</svg:desc>
                </draw:g>
              </table:table-cell>
              <table:table-cell office:value-type="float" office:value="0.554035">
                <text:p>0.554035</text:p>
                <draw:g>
                  <svg:desc>Sheet1.D4:Sheet1.D24</svg:desc>
                </draw:g>
              </table:table-cell>
              <table:table-cell office:value-type="float" office:value="0.690561">
                <text:p>0.690561</text:p>
                <draw:g>
                  <svg:desc>Sheet1.F4:Sheet1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4274">
                <text:p>3.94274</text:p>
              </table:table-cell>
              <table:table-cell office:value-type="float" office:value="0.270265">
                <text:p>0.270265</text:p>
              </table:table-cell>
              <table:table-cell office:value-type="float" office:value="41.8528">
                <text:p>41.8528</text:p>
              </table:table-cell>
              <table:table-cell office:value-type="float" office:value="0.26385">
                <text:p>0.26385</text:p>
              </table:table-cell>
              <table:table-cell office:value-type="float" office:value="4.40284">
                <text:p>4.40284</text:p>
              </table:table-cell>
              <table:table-cell office:value-type="float" office:value="0.264733">
                <text:p>0.264733</text:p>
              </table:table-cell>
              <table:table-cell office:value-type="float" office:value="1.10807">
                <text:p>1.10807</text:p>
              </table:table-cell>
              <table:table-cell office:value-type="float" office:value="0.26385">
                <text:p>0.26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1411">
                <text:p>5.91411</text:p>
              </table:table-cell>
              <table:table-cell office:value-type="float" office:value="0.269343">
                <text:p>0.269343</text:p>
              </table:table-cell>
              <table:table-cell office:value-type="float" office:value="62.7792">
                <text:p>62.7792</text:p>
              </table:table-cell>
              <table:table-cell office:value-type="float" office:value="0.262274">
                <text:p>0.262274</text:p>
              </table:table-cell>
              <table:table-cell office:value-type="float" office:value="6.60426">
                <text:p>6.60426</text:p>
              </table:table-cell>
              <table:table-cell office:value-type="float" office:value="0.263348">
                <text:p>0.263348</text:p>
              </table:table-cell>
              <table:table-cell office:value-type="float" office:value="1.662105">
                <text:p>1.662105</text:p>
              </table:table-cell>
              <table:table-cell office:value-type="float" office:value="0.262274">
                <text:p>0.262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88548">
                <text:p>7.88548</text:p>
              </table:table-cell>
              <table:table-cell office:value-type="float" office:value="0.26855">
                <text:p>0.26855</text:p>
              </table:table-cell>
              <table:table-cell office:value-type="float" office:value="83.7056">
                <text:p>83.7056</text:p>
              </table:table-cell>
              <table:table-cell office:value-type="float" office:value="0.262541">
                <text:p>0.262541</text:p>
              </table:table-cell>
              <table:table-cell office:value-type="float" office:value="8.80568">
                <text:p>8.80568</text:p>
              </table:table-cell>
              <table:table-cell office:value-type="float" office:value="0.262654">
                <text:p>0.262654</text:p>
              </table:table-cell>
              <table:table-cell office:value-type="float" office:value="2.21614">
                <text:p>2.21614</text:p>
              </table:table-cell>
              <table:table-cell office:value-type="float" office:value="0.262541">
                <text:p>0.262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85685">
                <text:p>9.85685</text:p>
              </table:table-cell>
              <table:table-cell office:value-type="float" office:value="0.267864">
                <text:p>0.267864</text:p>
              </table:table-cell>
              <table:table-cell office:value-type="float" office:value="104.632">
                <text:p>104.632</text:p>
              </table:table-cell>
              <table:table-cell office:value-type="float" office:value="0.262307">
                <text:p>0.262307</text:p>
              </table:table-cell>
              <table:table-cell office:value-type="float" office:value="11.0071">
                <text:p>11.0071</text:p>
              </table:table-cell>
              <table:table-cell office:value-type="float" office:value="0.262396">
                <text:p>0.262396</text:p>
              </table:table-cell>
              <table:table-cell office:value-type="float" office:value="2.770175">
                <text:p>2.770175</text:p>
              </table:table-cell>
              <table:table-cell office:value-type="float" office:value="0.262307">
                <text:p>0.262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82822">
                <text:p>11.82822</text:p>
              </table:table-cell>
              <table:table-cell office:value-type="float" office:value="0.26728">
                <text:p>0.26728</text:p>
              </table:table-cell>
              <table:table-cell office:value-type="float" office:value="125.5584">
                <text:p>125.5584</text:p>
              </table:table-cell>
              <table:table-cell office:value-type="float" office:value="0.262044">
                <text:p>0.262044</text:p>
              </table:table-cell>
              <table:table-cell office:value-type="float" office:value="13.20852">
                <text:p>13.20852</text:p>
              </table:table-cell>
              <table:table-cell office:value-type="float" office:value="0.262522">
                <text:p>0.262522</text:p>
              </table:table-cell>
              <table:table-cell office:value-type="float" office:value="3.32421">
                <text:p>3.32421</text:p>
              </table:table-cell>
              <table:table-cell office:value-type="float" office:value="0.262044">
                <text:p>0.262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79959">
                <text:p>13.79959</text:p>
              </table:table-cell>
              <table:table-cell office:value-type="float" office:value="0.266826">
                <text:p>0.266826</text:p>
              </table:table-cell>
              <table:table-cell office:value-type="float" office:value="146.4848">
                <text:p>146.4848</text:p>
              </table:table-cell>
              <table:table-cell office:value-type="float" office:value="0.263517">
                <text:p>0.263517</text:p>
              </table:table-cell>
              <table:table-cell office:value-type="float" office:value="15.40994">
                <text:p>15.40994</text:p>
              </table:table-cell>
              <table:table-cell office:value-type="float" office:value="0.262218">
                <text:p>0.262218</text:p>
              </table:table-cell>
              <table:table-cell office:value-type="float" office:value="3.878245">
                <text:p>3.878245</text:p>
              </table:table-cell>
              <table:table-cell office:value-type="float" office:value="0.263517">
                <text:p>0.263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77096">
                <text:p>15.77096</text:p>
              </table:table-cell>
              <table:table-cell office:value-type="float" office:value="0.266457">
                <text:p>0.266457</text:p>
              </table:table-cell>
              <table:table-cell office:value-type="float" office:value="167.4112">
                <text:p>167.4112</text:p>
              </table:table-cell>
              <table:table-cell office:value-type="float" office:value="0.262211">
                <text:p>0.262211</text:p>
              </table:table-cell>
              <table:table-cell office:value-type="float" office:value="17.61136">
                <text:p>17.61136</text:p>
              </table:table-cell>
              <table:table-cell office:value-type="float" office:value="0.262163">
                <text:p>0.262163</text:p>
              </table:table-cell>
              <table:table-cell office:value-type="float" office:value="4.43228">
                <text:p>4.43228</text:p>
              </table:table-cell>
              <table:table-cell office:value-type="float" office:value="0.262211">
                <text:p>0.262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74233">
                <text:p>17.74233</text:p>
              </table:table-cell>
              <table:table-cell office:value-type="float" office:value="0.266129">
                <text:p>0.266129</text:p>
              </table:table-cell>
              <table:table-cell office:value-type="float" office:value="188.3376">
                <text:p>188.3376</text:p>
              </table:table-cell>
              <table:table-cell office:value-type="float" office:value="0.261937">
                <text:p>0.261937</text:p>
              </table:table-cell>
              <table:table-cell office:value-type="float" office:value="19.81278">
                <text:p>19.81278</text:p>
              </table:table-cell>
              <table:table-cell office:value-type="float" office:value="0.262181">
                <text:p>0.262181</text:p>
              </table:table-cell>
              <table:table-cell office:value-type="float" office:value="4.986315">
                <text:p>4.986315</text:p>
              </table:table-cell>
              <table:table-cell office:value-type="float" office:value="0.261937">
                <text:p>0.261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7137">
                <text:p>19.7137</text:p>
              </table:table-cell>
              <table:table-cell office:value-type="float" office:value="0.265836">
                <text:p>0.265836</text:p>
              </table:table-cell>
              <table:table-cell office:value-type="float" office:value="209.264">
                <text:p>209.264</text:p>
              </table:table-cell>
              <table:table-cell office:value-type="float" office:value="0.261969">
                <text:p>0.261969</text:p>
              </table:table-cell>
              <table:table-cell office:value-type="float" office:value="22.0142">
                <text:p>22.0142</text:p>
              </table:table-cell>
              <table:table-cell office:value-type="float" office:value="0.26277">
                <text:p>0.26277</text:p>
              </table:table-cell>
              <table:table-cell office:value-type="float" office:value="5.54035">
                <text:p>5.54035</text:p>
              </table:table-cell>
              <table:table-cell office:value-type="float" office:value="0.261969">
                <text:p>0.2619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68507">
                <text:p>21.68507</text:p>
              </table:table-cell>
              <table:table-cell office:value-type="float" office:value="0.265572">
                <text:p>0.265572</text:p>
              </table:table-cell>
              <table:table-cell office:value-type="float" office:value="230.1904">
                <text:p>230.1904</text:p>
              </table:table-cell>
              <table:table-cell office:value-type="float" office:value="0.262202">
                <text:p>0.262202</text:p>
              </table:table-cell>
              <table:table-cell office:value-type="float" office:value="24.21562">
                <text:p>24.21562</text:p>
              </table:table-cell>
              <table:table-cell office:value-type="float" office:value="0.261975">
                <text:p>0.261975</text:p>
              </table:table-cell>
              <table:table-cell office:value-type="float" office:value="6.094385">
                <text:p>6.094385</text:p>
              </table:table-cell>
              <table:table-cell office:value-type="float" office:value="0.262202">
                <text:p>0.262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65644">
                <text:p>23.65644</text:p>
              </table:table-cell>
              <table:table-cell office:value-type="float" office:value="0.265326">
                <text:p>0.265326</text:p>
              </table:table-cell>
              <table:table-cell office:value-type="float" office:value="251.1168">
                <text:p>251.1168</text:p>
              </table:table-cell>
              <table:table-cell office:value-type="float" office:value="0.262016">
                <text:p>0.262016</text:p>
              </table:table-cell>
              <table:table-cell office:value-type="float" office:value="26.41704">
                <text:p>26.41704</text:p>
              </table:table-cell>
              <table:table-cell office:value-type="float" office:value="0.262047">
                <text:p>0.262047</text:p>
              </table:table-cell>
              <table:table-cell office:value-type="float" office:value="6.64842">
                <text:p>6.64842</text:p>
              </table:table-cell>
              <table:table-cell office:value-type="float" office:value="0.262016">
                <text:p>0.262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62781">
                <text:p>25.62781</text:p>
              </table:table-cell>
              <table:table-cell office:value-type="float" office:value="0.265098">
                <text:p>0.265098</text:p>
              </table:table-cell>
              <table:table-cell office:value-type="float" office:value="272.0432">
                <text:p>272.0432</text:p>
              </table:table-cell>
              <table:table-cell office:value-type="float" office:value="0.261996">
                <text:p>0.261996</text:p>
              </table:table-cell>
              <table:table-cell office:value-type="float" office:value="28.61846">
                <text:p>28.61846</text:p>
              </table:table-cell>
              <table:table-cell office:value-type="float" office:value="0.262242">
                <text:p>0.262242</text:p>
              </table:table-cell>
              <table:table-cell office:value-type="float" office:value="7.202455">
                <text:p>7.202455</text:p>
              </table:table-cell>
              <table:table-cell office:value-type="float" office:value="0.261996">
                <text:p>0.261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59918">
                <text:p>27.59918</text:p>
              </table:table-cell>
              <table:table-cell office:value-type="float" office:value="0.264895">
                <text:p>0.264895</text:p>
              </table:table-cell>
              <table:table-cell office:value-type="float" office:value="292.9696">
                <text:p>292.9696</text:p>
              </table:table-cell>
              <table:table-cell office:value-type="float" office:value="0.26191">
                <text:p>0.26191</text:p>
              </table:table-cell>
              <table:table-cell office:value-type="float" office:value="30.81988">
                <text:p>30.81988</text:p>
              </table:table-cell>
              <table:table-cell office:value-type="float" office:value="0.261975">
                <text:p>0.261975</text:p>
              </table:table-cell>
              <table:table-cell office:value-type="float" office:value="7.75649">
                <text:p>7.75649</text:p>
              </table:table-cell>
              <table:table-cell office:value-type="float" office:value="0.26191">
                <text:p>0.26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57055">
                <text:p>29.57055</text:p>
              </table:table-cell>
              <table:table-cell office:value-type="float" office:value="0.264712">
                <text:p>0.264712</text:p>
              </table:table-cell>
              <table:table-cell office:value-type="float" office:value="313.896">
                <text:p>313.896</text:p>
              </table:table-cell>
              <table:table-cell office:value-type="float" office:value="0.262587">
                <text:p>0.262587</text:p>
              </table:table-cell>
              <table:table-cell office:value-type="float" office:value="33.0213">
                <text:p>33.0213</text:p>
              </table:table-cell>
              <table:table-cell office:value-type="float" office:value="0.261955">
                <text:p>0.261955</text:p>
              </table:table-cell>
              <table:table-cell office:value-type="float" office:value="8.310525">
                <text:p>8.310525</text:p>
              </table:table-cell>
              <table:table-cell office:value-type="float" office:value="0.262587">
                <text:p>0.262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54192">
                <text:p>31.54192</text:p>
              </table:table-cell>
              <table:table-cell office:value-type="float" office:value="0.264538">
                <text:p>0.264538</text:p>
              </table:table-cell>
              <table:table-cell office:value-type="float" office:value="334.8224">
                <text:p>334.8224</text:p>
              </table:table-cell>
              <table:table-cell office:value-type="float" office:value="0.261947">
                <text:p>0.261947</text:p>
              </table:table-cell>
              <table:table-cell office:value-type="float" office:value="35.22272">
                <text:p>35.22272</text:p>
              </table:table-cell>
              <table:table-cell office:value-type="float" office:value="0.261937">
                <text:p>0.261937</text:p>
              </table:table-cell>
              <table:table-cell office:value-type="float" office:value="8.86456">
                <text:p>8.86456</text:p>
              </table:table-cell>
              <table:table-cell office:value-type="float" office:value="0.261947">
                <text:p>0.261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51329">
                <text:p>33.51329</text:p>
              </table:table-cell>
              <table:table-cell office:value-type="float" office:value="0.264373">
                <text:p>0.264373</text:p>
              </table:table-cell>
              <table:table-cell office:value-type="float" office:value="355.7488">
                <text:p>355.7488</text:p>
              </table:table-cell>
              <table:table-cell office:value-type="float" office:value="0.262772">
                <text:p>0.262772</text:p>
              </table:table-cell>
              <table:table-cell office:value-type="float" office:value="37.42414">
                <text:p>37.42414</text:p>
              </table:table-cell>
              <table:table-cell office:value-type="float" office:value="0.262476">
                <text:p>0.262476</text:p>
              </table:table-cell>
              <table:table-cell office:value-type="float" office:value="9.418595">
                <text:p>9.418595</text:p>
              </table:table-cell>
              <table:table-cell office:value-type="float" office:value="0.262772">
                <text:p>0.2627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.48466">
                <text:p>35.48466</text:p>
              </table:table-cell>
              <table:table-cell office:value-type="float" office:value="0.26422">
                <text:p>0.26422</text:p>
              </table:table-cell>
              <table:table-cell office:value-type="float" office:value="376.6752">
                <text:p>376.6752</text:p>
              </table:table-cell>
              <table:table-cell office:value-type="float" office:value="0.261894">
                <text:p>0.261894</text:p>
              </table:table-cell>
              <table:table-cell office:value-type="float" office:value="39.62556">
                <text:p>39.62556</text:p>
              </table:table-cell>
              <table:table-cell office:value-type="float" office:value="0.262273">
                <text:p>0.262273</text:p>
              </table:table-cell>
              <table:table-cell office:value-type="float" office:value="9.97263">
                <text:p>9.97263</text:p>
              </table:table-cell>
              <table:table-cell office:value-type="float" office:value="0.261894">
                <text:p>0.2618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45603">
                <text:p>37.45603</text:p>
              </table:table-cell>
              <table:table-cell office:value-type="float" office:value="0.264078">
                <text:p>0.264078</text:p>
              </table:table-cell>
              <table:table-cell office:value-type="float" office:value="397.6016">
                <text:p>397.6016</text:p>
              </table:table-cell>
              <table:table-cell office:value-type="float" office:value="0.261949">
                <text:p>0.261949</text:p>
              </table:table-cell>
              <table:table-cell office:value-type="float" office:value="41.82698">
                <text:p>41.82698</text:p>
              </table:table-cell>
              <table:table-cell office:value-type="float" office:value="0.262246">
                <text:p>0.262246</text:p>
              </table:table-cell>
              <table:table-cell office:value-type="float" office:value="10.526665">
                <text:p>10.526665</text:p>
              </table:table-cell>
              <table:table-cell office:value-type="float" office:value="0.261949">
                <text:p>0.26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.4274">
                <text:p>39.4274</text:p>
              </table:table-cell>
              <table:table-cell office:value-type="float" office:value="0.26395">
                <text:p>0.26395</text:p>
              </table:table-cell>
              <table:table-cell office:value-type="float" office:value="418.528">
                <text:p>418.528</text:p>
              </table:table-cell>
              <table:table-cell office:value-type="float" office:value="0.262143">
                <text:p>0.262143</text:p>
              </table:table-cell>
              <table:table-cell office:value-type="float" office:value="44.0284">
                <text:p>44.0284</text:p>
              </table:table-cell>
              <table:table-cell office:value-type="float" office:value="0.263896">
                <text:p>0.263896</text:p>
              </table:table-cell>
              <table:table-cell office:value-type="float" office:value="11.0807">
                <text:p>11.0807</text:p>
              </table:table-cell>
              <table:table-cell office:value-type="float" office:value="0.262143">
                <text:p>0.2621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.39877">
                <text:p>41.39877</text:p>
              </table:table-cell>
              <table:table-cell office:value-type="float" office:value="0.263828">
                <text:p>0.263828</text:p>
              </table:table-cell>
              <table:table-cell office:value-type="float" office:value="439.4544">
                <text:p>439.4544</text:p>
              </table:table-cell>
              <table:table-cell office:value-type="float" office:value="0.26216">
                <text:p>0.26216</text:p>
              </table:table-cell>
              <table:table-cell office:value-type="float" office:value="46.22982">
                <text:p>46.22982</text:p>
              </table:table-cell>
              <table:table-cell office:value-type="float" office:value="0.262041">
                <text:p>0.262041</text:p>
              </table:table-cell>
              <table:table-cell office:value-type="float" office:value="11.634735">
                <text:p>11.634735</text:p>
              </table:table-cell>
              <table:table-cell office:value-type="float" office:value="0.26216">
                <text:p>0.262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